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6.5pt" svg:height="255.26pt" svg:x="0pt" svg:y="141.59pt">
            <loext:p draw:notify-on-update-of-ranges="Sheet1.A5:Sheet1.A5 Sheet1.B5:Sheet1.AB5 Sheet1.A6:Sheet1.A6 Sheet1.B6:Sheet1.AB6 Sheet1.A7:Sheet1.A7 Sheet1.B7:Sheet1.AB7 Sheet1.A8:Sheet1.A8 Sheet1.B8:Sheet1.AB8 Sheet1.A9:Sheet1.A9 Sheet1.B9:Sheet1.AB9 Sheet1.A10:Sheet1.A10 Sheet1.B10:Sheet1.A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5pt" svg:height="255.26pt" svg:x="472.22pt" svg:y="146.04pt">
            <loext:p draw:notify-on-update-of-ranges="Sheet1.A38:Sheet1.A38 Sheet1.B38:Sheet1.AB38 Sheet1.A39:Sheet1.A39 Sheet1.B39:Sheet1.AB39 Sheet1.A40:Sheet1.A40 Sheet1.B40:Sheet1.AB40 Sheet1.A41:Sheet1.A41 Sheet1.B41:Sheet1.AB41 Sheet1.A42:Sheet1.A42 Sheet1.B42:Sheet1.AB42 Sheet1.A43:Sheet1.A43 Sheet1.B43:Sheet1.AB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Base LR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C1 Output</text:p>
          </table:table-cell>
          <table:table-cell office:value-type="string" calcext:value-type="string">
            <text:p>C1 Kernel</text:p>
          </table:table-cell>
          <table:table-cell office:value-type="string" calcext:value-type="string">
            <text:p>C2 Output</text:p>
          </table:table-cell>
          <table:table-cell office:value-type="string" calcext:value-type="string">
            <text:p>C2 Kernel</text:p>
          </table:table-cell>
          <table:table-cell office:value-type="string" calcext:value-type="string">
            <text:p>IP1 Outpu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inv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 Accu</text:p>
          </table:table-cell>
          <table:table-cell office:value-type="float" office:value="0.208" calcext:value-type="float">
            <text:p>0.208</text:p>
          </table:table-cell>
          <table:table-cell office:value-type="float" office:value="0.479" calcext:value-type="float">
            <text:p>0.479</text:p>
          </table:table-cell>
          <table:table-cell office:value-type="float" office:value="0.708" calcext:value-type="float">
            <text:p>0.708</text:p>
          </table:table-cell>
          <table:table-cell office:value-type="float" office:value="0.833" calcext:value-type="float">
            <text:p>0.833</text:p>
          </table:table-cell>
          <table:table-cell office:value-type="float" office:value="0.937" calcext:value-type="float">
            <text:p>0.937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0.708" calcext:value-type="float">
            <text:p>0.708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7" calcext:value-type="float">
            <text:p>0.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687" calcext:value-type="float">
            <text:p>0.687</text:p>
          </table:table-cell>
          <table:table-cell office:value-type="float" office:value="0.958" calcext:value-type="float">
            <text:p>0.958</text:p>
          </table:table-cell>
          <table:table-cell office:value-type="float" office:value="0.812" calcext:value-type="float">
            <text:p>0.812</text:p>
          </table:table-cell>
          <table:table-cell office:value-type="float" office:value="0.687" calcext:value-type="float">
            <text:p>0.687</text:p>
          </table:table-cell>
          <table:table-cell office:value-type="float" office:value="0.229" calcext:value-type="float">
            <text:p>0.22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 Loss</text:p>
          </table:table-cell>
          <table:table-cell office:value-type="float" office:value="1.801" calcext:value-type="float">
            <text:p>1.8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889" calcext:value-type="float">
            <text:p>0.889</text:p>
          </table:table-cell>
          <table:table-cell office:value-type="float" office:value="0.921" calcext:value-type="float">
            <text:p>0.921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9" calcext:value-type="float">
            <text:p>0.45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39" calcext:value-type="float">
            <text:p>0.239</text:p>
          </table:table-cell>
          <table:table-cell office:value-type="float" office:value="0.728" calcext:value-type="float">
            <text:p>0.72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733" calcext:value-type="float">
            <text:p>0.733</text:p>
          </table:table-cell>
          <table:table-cell office:value-type="float" office:value="0.299" calcext:value-type="float">
            <text:p>0.2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53" calcext:value-type="float">
            <text:p>0.53</text:p>
          </table:table-cell>
          <table:table-cell office:value-type="float" office:value="0.095" calcext:value-type="float">
            <text:p>0.095</text:p>
          </table:table-cell>
          <table:table-cell office:value-type="float" office:value="1.009" calcext:value-type="float">
            <text:p>1.00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1.01" calcext:value-type="float">
            <text:p>1.01</text:p>
          </table:table-cell>
          <table:table-cell office:value-type="float" office:value="5.963" calcext:value-type="float">
            <text:p>5.963</text:p>
          </table:table-cell>
          <table:table-cell office:value-type="float" office:value="0.893" calcext:value-type="float">
            <text:p>0.893</text:p>
          </table:table-cell>
          <table:table-cell office:value-type="float" office:value="7.06" calcext:value-type="float">
            <text:p>7.06</text:p>
          </table:table-cell>
          <table:table-cell office:value-type="float" office:value="1.67" calcext:value-type="float">
            <text:p>1.67</text:p>
          </table:table-cell>
          <table:table-cell office:value-type="float" office:value="9.52" calcext:value-type="float">
            <text:p>9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Accu</text:p>
          </table:table-cell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79" calcext:value-type="float">
            <text:p>0.979</text:p>
          </table:table-cell>
          <table:table-cell table:number-columns-repeated="3"/>
          <table:table-cell office:value-type="float" office:value="0.979" calcext:value-type="float">
            <text:p>0.979</text:p>
          </table:table-cell>
          <table:table-cell table:number-columns-repeated="3"/>
          <table:table-cell office:value-type="float" office:value="0.687" calcext:value-type="float">
            <text:p>0.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Loss</text:p>
          </table:table-cell>
          <table:table-cell office:value-type="float" office:value="1.799" calcext:value-type="float">
            <text:p>1.799</text:p>
          </table:table-cell>
          <table:table-cell table:number-columns-repeated="3"/>
          <table:table-cell office:value-type="float" office:value="0.105" calcext:value-type="float">
            <text:p>0.105</text:p>
          </table:table-cell>
          <table:table-cell table:number-columns-repeated="3"/>
          <table:table-cell office:value-type="float" office:value="0.023" calcext:value-type="float">
            <text:p>0.023</text:p>
          </table:table-cell>
          <table:table-cell table:number-columns-repeated="3"/>
          <table:table-cell office:value-type="float" office:value="0.0006" calcext:value-type="float">
            <text:p>0.0006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15.88" calcext:value-type="float">
            <text:p>15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formula="of:=[.$B3]*POWER((1+[.$D3]*[.B5]);-[.$E3])" office:value-type="float" office:value="0.001" calcext:value-type="float">
            <text:p>0.001</text:p>
          </table:table-cell>
          <table:table-cell table:formula="of:=[.$B3]*POWER((1+[.$D3]*[.C5]);-[.$E3])" office:value-type="float" office:value="0.000964068794694323" calcext:value-type="float">
            <text:p>0.0009640688</text:p>
          </table:table-cell>
          <table:table-cell table:formula="of:=[.$B3]*POWER((1+[.$D3]*[.D5]);-[.$E3])" office:value-type="float" office:value="0.000931012444622223" calcext:value-type="float">
            <text:p>0.0009310124</text:p>
          </table:table-cell>
          <table:table-cell table:formula="of:=[.$B3]*POWER((1+[.$D3]*[.E5]);-[.$E3])" office:value-type="float" office:value="0.000900485283775324" calcext:value-type="float">
            <text:p>0.0009004853</text:p>
          </table:table-cell>
          <table:table-cell table:formula="of:=[.$B3]*POWER((1+[.$D3]*[.F5]);-[.$E3])" office:value-type="float" office:value="0.000872195949493421" calcext:value-type="float">
            <text:p>0.0008721959</text:p>
          </table:table-cell>
          <table:table-cell table:formula="of:=[.$B3]*POWER((1+[.$D3]*[.G5]);-[.$E3])" office:value-type="float" office:value="0.000845897010752451" calcext:value-type="float">
            <text:p>0.000845897</text:p>
          </table:table-cell>
          <table:table-cell table:formula="of:=[.$B3]*POWER((1+[.$D3]*[.H5]);-[.$E3])" office:value-type="float" office:value="0.000821376901824955" calcext:value-type="float">
            <text:p>0.0008213769</text:p>
          </table:table-cell>
          <table:table-cell table:formula="of:=[.$B3]*POWER((1+[.$D3]*[.I5]);-[.$E3])" office:value-type="float" office:value="0.000798453582140187" calcext:value-type="float">
            <text:p>0.0007984536</text:p>
          </table:table-cell>
          <table:table-cell table:formula="of:=[.$B3]*POWER((1+[.$D3]*[.J5]);-[.$E3])" office:value-type="float" office:value="0.000776969504240912" calcext:value-type="float">
            <text:p>0.0007769695</text:p>
          </table:table-cell>
          <table:table-cell table:formula="of:=[.$B3]*POWER((1+[.$D3]*[.K5]);-[.$E3])" office:value-type="float" office:value="0.000756787583980586" calcext:value-type="float">
            <text:p>0.0007567876</text:p>
          </table:table-cell>
          <table:table-cell table:formula="of:=[.$B3]*POWER((1+[.$D3]*[.L5]);-[.$E3])" office:value-type="float" office:value="0.000737787946466881" calcext:value-type="float">
            <text:p>0.0007377879</text:p>
          </table:table-cell>
          <table:table-cell table:formula="of:=[.$B3]*POWER((1+[.$D3]*[.M5]);-[.$E3])" office:value-type="float" office:value="0.00071986527812277" calcext:value-type="float">
            <text:p>0.0007198653</text:p>
          </table:table-cell>
          <table:table-cell table:formula="of:=[.$B3]*POWER((1+[.$D3]*[.N5]);-[.$E3])" office:value-type="float" office:value="0.000702926656487936" calcext:value-type="float">
            <text:p>0.0007029267</text:p>
          </table:table-cell>
          <table:table-cell table:formula="of:=[.$B3]*POWER((1+[.$D3]*[.O5]);-[.$E3])" office:value-type="float" office:value="0.000686889759652941" calcext:value-type="float">
            <text:p>0.0006868898</text:p>
          </table:table-cell>
          <table:table-cell table:formula="of:=[.$B3]*POWER((1+[.$D3]*[.P5]);-[.$E3])" office:value-type="float" office:value="0.000671681379667898" calcext:value-type="float">
            <text:p>0.0006716814</text:p>
          </table:table-cell>
          <table:table-cell table:formula="of:=[.$B3]*POWER((1+[.$D3]*[.Q5]);-[.$E3])" office:value-type="float" office:value="0.000657236181083202" calcext:value-type="float">
            <text:p>0.0006572362</text:p>
          </table:table-cell>
          <table:table-cell table:formula="of:=[.$B3]*POWER((1+[.$D3]*[.R5]);-[.$E3])" office:value-type="float" office:value="0.000643495658493483" calcext:value-type="float">
            <text:p>0.0006434957</text:p>
          </table:table-cell>
          <table:table-cell table:formula="of:=[.$B3]*POWER((1+[.$D3]*[.S5]);-[.$E3])" office:value-type="float" office:value="0.000630407256652314" calcext:value-type="float">
            <text:p>0.0006304073</text:p>
          </table:table-cell>
          <table:table-cell table:formula="of:=[.$B3]*POWER((1+[.$D3]*[.T5]);-[.$E3])" office:value-type="float" office:value="0.000617923624181062" calcext:value-type="float">
            <text:p>0.0006179236</text:p>
          </table:table-cell>
          <table:table-cell table:formula="of:=[.$B3]*POWER((1+[.$D3]*[.U5]);-[.$E3])" office:value-type="float" office:value="0.000606001977672762" calcext:value-type="float">
            <text:p>0.000606002</text:p>
          </table:table-cell>
          <table:table-cell table:formula="of:=[.$B3]*POWER((1+[.$D3]*[.V5]);-[.$E3])" office:value-type="float" office:value="0.000594603557501361" calcext:value-type="float">
            <text:p>0.0005946036</text:p>
          </table:table-cell>
          <table:table-cell table:formula="of:=[.$B3]*POWER((1+[.$D3]*[.W5]);-[.$E3])" office:value-type="float" office:value="0.00058369316019074" calcext:value-type="float">
            <text:p>0.0005836932</text:p>
          </table:table-cell>
          <table:table-cell table:formula="of:=[.$B3]*POWER((1+[.$D3]*[.X5]);-[.$E3])" office:value-type="float" office:value="0.000573238735001293" calcext:value-type="float">
            <text:p>0.0005732387</text:p>
          </table:table-cell>
          <table:table-cell table:formula="of:=[.$B3]*POWER((1+[.$D3]*[.Y5]);-[.$E3])" office:value-type="float" office:value="0.000563211034623036" calcext:value-type="float">
            <text:p>0.000563211</text:p>
          </table:table-cell>
          <table:table-cell table:formula="of:=[.$B3]*POWER((1+[.$D3]*[.Z5]);-[.$E3])" office:value-type="float" office:value="0.000553583311650412" calcext:value-type="float">
            <text:p>0.0005535833</text:p>
          </table:table-cell>
          <table:table-cell table:formula="of:=[.$B3]*POWER((1+[.$D3]*[.AA5]);-[.$E3])" office:value-type="float" office:value="0.000544331053951817" calcext:value-type="float">
            <text:p>0.0005443311</text:p>
          </table:table-cell>
          <table:table-cell table:formula="of:=[.$B3]*POWER((1+[.$D3]*[.AB5]);-[.$E3])" office:value-type="float" office:value="0.00053543175321043" calcext:value-type="float">
            <text:p>0.0005354318</text:p>
          </table:table-cell>
          <table:table-cell table:number-columns-repeated="4"/>
        </table:table-row>
        <table:table-row table:style-name="ro1" table:number-rows-repeated="24">
          <table:table-cell table:number-columns-repeated="32"/>
        </table:table-row>
        <table:table-row table:style-name="ro1">
          <table:table-cell/>
          <table:table-cell office:value-type="string" calcext:value-type="string">
            <text:p>Base LR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C1 Output</text:p>
          </table:table-cell>
          <table:table-cell office:value-type="string" calcext:value-type="string">
            <text:p>C1 Kernel</text:p>
          </table:table-cell>
          <table:table-cell office:value-type="string" calcext:value-type="string">
            <text:p>C2 Output</text:p>
          </table:table-cell>
          <table:table-cell office:value-type="string" calcext:value-type="string">
            <text:p>C2 Kernel</text:p>
          </table:table-cell>
          <table:table-cell office:value-type="string" calcext:value-type="string">
            <text:p>IP1 Outpu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inv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Train Accu</text:p>
          </table:table-cell>
          <table:table-cell office:value-type="float" office:value="0.25" calcext:value-type="float">
            <text:p>0.25</text:p>
          </table:table-cell>
          <table:table-cell office:value-type="float" office:value="0.562" calcext:value-type="float">
            <text:p>0.562</text:p>
          </table:table-cell>
          <table:table-cell office:value-type="float" office:value="0.687" calcext:value-type="float">
            <text:p>0.68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7" calcext:value-type="float">
            <text:p>0.937</text:p>
          </table:table-cell>
          <table:table-cell table:number-columns-repeated="2" office:value-type="float" office:value="0.916" calcext:value-type="float">
            <text:p>0.916</text:p>
          </table:table-cell>
          <table:table-cell office:value-type="float" office:value="0.791" calcext:value-type="float">
            <text:p>0.791</text:p>
          </table:table-cell>
          <table:table-cell office:value-type="float" office:value="0.958" calcext:value-type="float">
            <text:p>0.958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958" calcext:value-type="float">
            <text:p>0.958</text:p>
          </table:table-cell>
          <table:table-cell office:value-type="float" office:value="0.791" calcext:value-type="float">
            <text:p>0.79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58" calcext:value-type="float">
            <text:p>0.958</text:p>
          </table:table-cell>
          <table:table-cell office:value-type="float" office:value="0.77" calcext:value-type="float">
            <text:p>0.7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12" calcext:value-type="float">
            <text:p>0.812</text:p>
          </table:table-cell>
          <table:table-cell office:value-type="float" office:value="0.895" calcext:value-type="float">
            <text:p>0.895</text:p>
          </table:table-cell>
          <table:table-cell office:value-type="float" office:value="0.7" calcext:value-type="float">
            <text:p>0.7</text:p>
          </table:table-cell>
          <table:table-cell office:value-type="float" office:value="0.437" calcext:value-type="float">
            <text:p>0.437</text:p>
          </table:table-cell>
          <table:table-cell office:value-type="float" office:value="0.52" calcext:value-type="float">
            <text:p>0.52</text:p>
          </table:table-cell>
          <table:table-cell office:value-type="float" office:value="0.708" calcext:value-type="float">
            <text:p>0.708</text:p>
          </table:table-cell>
          <table:table-cell office:value-type="float" office:value="0.479" calcext:value-type="float">
            <text:p>0.479</text:p>
          </table:table-cell>
          <table:table-cell office:value-type="float" office:value="0.687" calcext:value-type="float">
            <text:p>0.687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Train Loss</text:p>
          </table:table-cell>
          <table:table-cell office:value-type="float" office:value="1.824" calcext:value-type="float">
            <text:p>1.824</text:p>
          </table:table-cell>
          <table:table-cell office:value-type="float" office:value="1.336" calcext:value-type="float">
            <text:p>1.33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73" calcext:value-type="float">
            <text:p>0.97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07" calcext:value-type="float">
            <text:p>0.5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352" calcext:value-type="float">
            <text:p>0.352</text:p>
          </table:table-cell>
          <table:table-cell office:value-type="float" office:value="0.658" calcext:value-type="float">
            <text:p>0.6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343" calcext:value-type="float">
            <text:p>0.34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1" calcext:value-type="float">
            <text:p>0.101</text:p>
          </table:table-cell>
          <table:table-cell office:value-type="float" office:value="1.58" calcext:value-type="float">
            <text:p>1.58</text:p>
          </table:table-cell>
          <table:table-cell office:value-type="float" office:value="0.32" calcext:value-type="float">
            <text:p>0.32</text:p>
          </table:table-cell>
          <table:table-cell office:value-type="float" office:value="0.525" calcext:value-type="float">
            <text:p>0.525</text:p>
          </table:table-cell>
          <table:table-cell office:value-type="float" office:value="6.67" calcext:value-type="float">
            <text:p>6.67</text:p>
          </table:table-cell>
          <table:table-cell office:value-type="float" office:value="0.657" calcext:value-type="float">
            <text:p>0.657</text:p>
          </table:table-cell>
          <table:table-cell office:value-type="float" office:value="5.97" calcext:value-type="float">
            <text:p>5.97</text:p>
          </table:table-cell>
          <table:table-cell office:value-type="float" office:value="2.47" calcext:value-type="float">
            <text:p>2.47</text:p>
          </table:table-cell>
          <table:table-cell office:value-type="float" office:value="0.824" calcext:value-type="float">
            <text:p>0.824</text:p>
          </table:table-cell>
          <table:table-cell office:value-type="float" office:value="5.07" calcext:value-type="float">
            <text:p>5.07</text:p>
          </table:table-cell>
          <table:table-cell office:value-type="float" office:value="0.641" calcext:value-type="float">
            <text:p>0.641</text:p>
          </table:table-cell>
          <table:table-cell office:value-type="float" office:value="1.213" calcext:value-type="float">
            <text:p>1.213</text:p>
          </table:table-cell>
          <table:table-cell office:value-type="float" office:value="1.787" calcext:value-type="float">
            <text:p>1.787</text:p>
          </table:table-cell>
        </table:table-row>
        <table:table-row table:style-name="ro1">
          <table:table-cell office:value-type="string" calcext:value-type="string">
            <text:p>Test Accu</text:p>
          </table:table-cell>
          <table:table-cell office:value-type="float" office:value="0.312" calcext:value-type="float">
            <text:p>0.3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95" calcext:value-type="float">
            <text:p>0.995</text:p>
          </table:table-cell>
          <table:table-cell table:number-columns-repeated="3"/>
          <table:table-cell office:value-type="float" office:value="0.979" calcext:value-type="float">
            <text:p>0.979</text:p>
          </table:table-cell>
          <table:table-cell table:number-columns-repeated="3"/>
          <table:table-cell office:value-type="float" office:value="0.562" calcext:value-type="float">
            <text:p>0.562</text:p>
          </table:table-cell>
          <table:table-cell table:number-columns-repeated="3"/>
          <table:table-cell office:value-type="float" office:value="0.916" calcext:value-type="float">
            <text:p>0.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Loss</text:p>
          </table:table-cell>
          <table:table-cell office:value-type="float" office:value="1.81" calcext:value-type="float">
            <text:p>1.81</text:p>
          </table:table-cell>
          <table:table-cell table:number-columns-repeated="3"/>
          <table:table-cell office:value-type="float" office:value="0.105" calcext:value-type="float">
            <text:p>0.105</text:p>
          </table:table-cell>
          <table:table-cell table:number-columns-repeated="3"/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0.00096" calcext:value-type="float">
            <text:p>0.00096</text:p>
          </table:table-cell>
          <table:table-cell table:number-columns-repeated="3"/>
          <table:table-cell office:value-type="float" office:value="0.494" calcext:value-type="float">
            <text:p>0.494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6.515" calcext:value-type="float">
            <text:p>6.515</text:p>
          </table:table-cell>
          <table:table-cell table:number-columns-repeated="3"/>
          <table:table-cell office:value-type="float" office:value="1.015" calcext:value-type="float">
            <text:p>1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formula="of:=[.$B36]*POWER((1+[.$D36]*[.B38]);-[.$E36])" office:value-type="float" office:value="0.001" calcext:value-type="float">
            <text:p>0.001</text:p>
          </table:table-cell>
          <table:table-cell table:formula="of:=[.$B36]*POWER((1+[.$D36]*[.C38]);-[.$E36])" office:value-type="float" office:value="0.000959376543311883" calcext:value-type="float">
            <text:p>0.0009593765</text:p>
          </table:table-cell>
          <table:table-cell table:formula="of:=[.$B36]*POWER((1+[.$D36]*[.D38]);-[.$E36])" office:value-type="float" office:value="0.000922181100973469" calcext:value-type="float">
            <text:p>0.0009221811</text:p>
          </table:table-cell>
          <table:table-cell table:formula="of:=[.$B36]*POWER((1+[.$D36]*[.E38]);-[.$E36])" office:value-type="float" office:value="0.00088798746594278" calcext:value-type="float">
            <text:p>0.0008879875</text:p>
          </table:table-cell>
          <table:table-cell table:formula="of:=[.$B36]*POWER((1+[.$D36]*[.F38]);-[.$E36])" office:value-type="float" office:value="0.000856438024140643" calcext:value-type="float">
            <text:p>0.000856438</text:p>
          </table:table-cell>
          <table:table-cell table:formula="of:=[.$B36]*POWER((1+[.$D36]*[.G38]);-[.$E36])" office:value-type="float" office:value="0.000827230405627332" calcext:value-type="float">
            <text:p>0.0008272304</text:p>
          </table:table-cell>
          <table:table-cell table:formula="of:=[.$B36]*POWER((1+[.$D36]*[.H38]);-[.$E36])" office:value-type="float" office:value="0.000800107148388319" calcext:value-type="float">
            <text:p>0.0008001071</text:p>
          </table:table-cell>
          <table:table-cell table:formula="of:=[.$B36]*POWER((1+[.$D36]*[.I38]);-[.$E36])" office:value-type="float" office:value="0.000774847608170371" calcext:value-type="float">
            <text:p>0.0007748476</text:p>
          </table:table-cell>
          <table:table-cell table:formula="of:=[.$B36]*POWER((1+[.$D36]*[.J38]);-[.$E36])" office:value-type="float" office:value="0.000751261563332514" calcext:value-type="float">
            <text:p>0.0007512616</text:p>
          </table:table-cell>
          <table:table-cell table:formula="of:=[.$B36]*POWER((1+[.$D36]*[.K38]);-[.$E36])" office:value-type="float" office:value="0.000729184113245807" calcext:value-type="float">
            <text:p>0.0007291841</text:p>
          </table:table-cell>
          <table:table-cell table:formula="of:=[.$B36]*POWER((1+[.$D36]*[.L38]);-[.$E36])" office:value-type="float" office:value="0.000708471574104535" calcext:value-type="float">
            <text:p>0.0007084716</text:p>
          </table:table-cell>
          <table:table-cell table:formula="of:=[.$B36]*POWER((1+[.$D36]*[.M38]);-[.$E36])" office:value-type="float" office:value="0.000688998151192931" calcext:value-type="float">
            <text:p>0.0006889982</text:p>
          </table:table-cell>
          <table:table-cell table:formula="of:=[.$B36]*POWER((1+[.$D36]*[.N38]);-[.$E36])" office:value-type="float" office:value="0.000670653220988898" calcext:value-type="float">
            <text:p>0.0006706532</text:p>
          </table:table-cell>
          <table:table-cell table:formula="of:=[.$B36]*POWER((1+[.$D36]*[.O38]);-[.$E36])" office:value-type="float" office:value="0.000653339096216127" calcext:value-type="float">
            <text:p>0.0006533391</text:p>
          </table:table-cell>
          <table:table-cell table:formula="of:=[.$B36]*POWER((1+[.$D36]*[.P38]);-[.$E36])" office:value-type="float" office:value="0.000636969176320326" calcext:value-type="float">
            <text:p>0.0006369692</text:p>
          </table:table-cell>
          <table:table-cell table:formula="of:=[.$B36]*POWER((1+[.$D36]*[.Q38]);-[.$E36])" office:value-type="float" office:value="0.000621466407767779" calcext:value-type="float">
            <text:p>0.0006214664</text:p>
          </table:table-cell>
          <table:table-cell table:formula="of:=[.$B36]*POWER((1+[.$D36]*[.R38]);-[.$E36])" office:value-type="float" office:value="0.0006067619950859" calcext:value-type="float">
            <text:p>0.000606762</text:p>
          </table:table-cell>
          <table:table-cell table:formula="of:=[.$B36]*POWER((1+[.$D36]*[.S38]);-[.$E36])" office:value-type="float" office:value="0.000592794316126616" calcext:value-type="float">
            <text:p>0.0005927943</text:p>
          </table:table-cell>
          <table:table-cell table:formula="of:=[.$B36]*POWER((1+[.$D36]*[.T38]);-[.$E36])" office:value-type="float" office:value="0.000579508004663167" calcext:value-type="float">
            <text:p>0.000579508</text:p>
          </table:table-cell>
          <table:table-cell table:formula="of:=[.$B36]*POWER((1+[.$D36]*[.U38]);-[.$E36])" office:value-type="float" office:value="0.000566853170870963" calcext:value-type="float">
            <text:p>0.0005668532</text:p>
          </table:table-cell>
          <table:table-cell table:formula="of:=[.$B36]*POWER((1+[.$D36]*[.V38]);-[.$E36])" office:value-type="float" office:value="0.000554784736033923" calcext:value-type="float">
            <text:p>0.0005547847</text:p>
          </table:table-cell>
          <table:table-cell table:formula="of:=[.$B36]*POWER((1+[.$D36]*[.W38]);-[.$E36])" office:value-type="float" office:value="0.000543261862356059" calcext:value-type="float">
            <text:p>0.0005432619</text:p>
          </table:table-cell>
          <table:table-cell table:formula="of:=[.$B36]*POWER((1+[.$D36]*[.X38]);-[.$E36])" office:value-type="float" office:value="0.00053224746233842" calcext:value-type="float">
            <text:p>0.0005322475</text:p>
          </table:table-cell>
          <table:table-cell table:formula="of:=[.$B36]*POWER((1+[.$D36]*[.Y38]);-[.$E36])" office:value-type="float" office:value="0.000521707775023546" calcext:value-type="float">
            <text:p>0.0005217078</text:p>
          </table:table-cell>
          <table:table-cell table:formula="of:=[.$B36]*POWER((1+[.$D36]*[.Z38]);-[.$E36])" office:value-type="float" office:value="0.000511611998679038" calcext:value-type="float">
            <text:p>0.000511612</text:p>
          </table:table-cell>
          <table:table-cell table:formula="of:=[.$B36]*POWER((1+[.$D36]*[.AA38]);-[.$E36])" office:value-type="float" office:value="0.000501931971314158" calcext:value-type="float">
            <text:p>0.000501932</text:p>
          </table:table-cell>
          <table:table-cell table:formula="of:=[.$B36]*POWER((1+[.$D36]*[.AB38]);-[.$E36])" office:value-type="float" office:value="0.000492641891894497" calcext:value-type="float">
            <text:p>0.0004926419</text:p>
          </table:table-cell>
          <table:table-cell table:formula="of:=[.$B36]*POWER((1+[.$D36]*[.AC38]);-[.$E36])" office:value-type="float" office:value="0.000483718076313432" calcext:value-type="float">
            <text:p>0.0004837181</text:p>
          </table:table-cell>
          <table:table-cell table:formula="of:=[.$B36]*POWER((1+[.$D36]*[.AD38]);-[.$E36])" office:value-type="float" office:value="0.000475138743152281" calcext:value-type="float">
            <text:p>0.0004751387</text:p>
          </table:table-cell>
          <table:table-cell table:formula="of:=[.$B36]*POWER((1+[.$D36]*[.AE38]);-[.$E36])" office:value-type="float" office:value="0.000466883825058263" calcext:value-type="float">
            <text:p>0.0004668838</text:p>
          </table:table-cell>
          <table:table-cell table:formula="of:=[.$B36]*POWER((1+[.$D36]*[.AF38]);-[.$E36])" office:value-type="float" office:value="0.000458934802225194" calcext:value-type="float">
            <text:p>0.0004589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02:38:28.619764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1:43:01.653038487</meta:creation-date>
    <dc:date>2017-12-21T03:03:01.867595965</dc:date>
    <meta:editing-duration>PT11M13S</meta:editing-duration>
    <meta:editing-cycles>3</meta:editing-cycles>
    <meta:generator>LibreOffice/5.1.6.2$Linux_X86_64 LibreOffice_project/10m0$Build-2</meta:generator>
    <meta:document-statistic meta:table-count="1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33cm" svg:height="9.006cm" xlink:href=".." xlink:type="simple" chart:class="chart:line" chart:style-name="ch1">
        <chart:legend chart:legend-position="end" svg:x="16.675cm" svg:y="3.208cm" style:legend-expansion="high" chart:style-name="ch2"/>
        <chart:plot-area chart:style-name="ch3" table:cell-range-address="Sheet1.A5:Sheet1.AB10" chart:data-source-has-labels="both" svg:x="0.392cm" svg:y="0.18cm" svg:width="15.891cm" svg:height="8.646cm">
          <chartooo:coordinate-region svg:x="1.119cm" svg:y="0.18cm" svg:width="13.695cm" svg:height="7.392cm"/>
          <chart:axis chart:dimension="x" chart:name="primary-x" chart:style-name="ch4" chartooo:axis-type="auto">
            <chartooo:date-scale/>
            <chart:categories table:cell-range-address="Sheet1.B5:Sheet1.A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6:Sheet1.AB6" chart:label-cell-address="Sheet1.A6:Sheet1.A6" chart:class="chart:line">
            <chart:data-point chart:repeated="27"/>
          </chart:series>
          <chart:series chart:attached-axis="secondary-y" chart:style-name="ch9" chart:values-cell-range-address="Sheet1.B7:Sheet1.AB7" chart:label-cell-address="Sheet1.A7:Sheet1.A7" chart:class="chart:line">
            <chart:data-point chart:repeated="27"/>
          </chart:series>
          <chart:series chart:attached-axis="primary-y" chart:style-name="ch10" chart:values-cell-range-address="Sheet1.B8:Sheet1.AB8" chart:label-cell-address="Sheet1.A8:Sheet1.A8" chart:class="chart:line">
            <chart:data-point chart:repeated="27"/>
          </chart:series>
          <chart:series chart:attached-axis="secondary-y" chart:style-name="ch11" chart:values-cell-range-address="Sheet1.B9:Sheet1.AB9" chart:label-cell-address="Sheet1.A9:Sheet1.A9" chart:class="chart:line">
            <chart:data-point chart:repeated="27"/>
          </chart:series>
          <chart:series chart:attached-axis="secondary-y" chart:style-name="ch12" chart:values-cell-range-address="Sheet1.B10:Sheet1.AB10" chart:label-cell-address="Sheet1.A10:Sheet1.A10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5:Sheet1.AB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300">
                <text:p>1300</text:p>
              </table:table-cell>
            </table:table-row>
          </table:table-header-rows>
          <table:table-rows>
            <table:table-row>
              <table:table-cell office:value-type="string">
                <text:p>Train Accu</text:p>
                <draw:g>
                  <svg:desc>Sheet1.A6:Sheet1.A6</svg:desc>
                </draw:g>
              </table:table-cell>
              <table:table-cell office:value-type="float" office:value="0.208">
                <text:p>0.208</text:p>
                <draw:g>
                  <svg:desc>Sheet1.B6:Sheet1.AB6</svg:desc>
                </draw:g>
              </table:table-cell>
              <table:table-cell office:value-type="float" office:value="0.479">
                <text:p>0.479</text:p>
              </table:table-cell>
              <table:table-cell office:value-type="float" office:value="0.708">
                <text:p>0.708</text:p>
              </table:table-cell>
              <table:table-cell office:value-type="float" office:value="0.833">
                <text:p>0.833</text:p>
              </table:table-cell>
              <table:table-cell office:value-type="float" office:value="0.937">
                <text:p>0.937</text:p>
              </table:table-cell>
              <table:table-cell office:value-type="float" office:value="0.895">
                <text:p>0.895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708">
                <text:p>0.708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875">
                <text:p>0.875</text:p>
              </table:table-cell>
              <table:table-cell office:value-type="float" office:value="0.937">
                <text:p>0.9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  <table:table-cell office:value-type="float" office:value="0.687">
                <text:p>0.687</text:p>
              </table:table-cell>
              <table:table-cell office:value-type="float" office:value="0.958">
                <text:p>0.958</text:p>
              </table:table-cell>
              <table:table-cell office:value-type="float" office:value="0.812">
                <text:p>0.812</text:p>
              </table:table-cell>
              <table:table-cell office:value-type="float" office:value="0.687">
                <text:p>0.687</text:p>
              </table:table-cell>
              <table:table-cell office:value-type="float" office:value="0.229">
                <text:p>0.2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Train Loss</text:p>
                <draw:g>
                  <svg:desc>Sheet1.A7:Sheet1.A7</svg:desc>
                </draw:g>
              </table:table-cell>
              <table:table-cell office:value-type="float" office:value="1.801">
                <text:p>1.801</text:p>
                <draw:g>
                  <svg:desc>Sheet1.B7:Sheet1.AB7</svg:desc>
                </draw:g>
              </table:table-cell>
              <table:table-cell office:value-type="float" office:value="1.346">
                <text:p>1.346</text:p>
              </table:table-cell>
              <table:table-cell office:value-type="float" office:value="0.889">
                <text:p>0.889</text:p>
              </table:table-cell>
              <table:table-cell office:value-type="float" office:value="0.921">
                <text:p>0.921</text:p>
              </table:table-cell>
              <table:table-cell office:value-type="float" office:value="0.507">
                <text:p>0.507</text:p>
              </table:table-cell>
              <table:table-cell office:value-type="float" office:value="0.459">
                <text:p>0.459</text:p>
              </table:table-cell>
              <table:table-cell office:value-type="float" office:value="0.305">
                <text:p>0.305</text:p>
              </table:table-cell>
              <table:table-cell office:value-type="float" office:value="0.239">
                <text:p>0.239</text:p>
              </table:table-cell>
              <table:table-cell office:value-type="float" office:value="0.728">
                <text:p>0.728</text:p>
              </table:table-cell>
              <table:table-cell office:value-type="float" office:value="0.165">
                <text:p>0.165</text:p>
              </table:table-cell>
              <table:table-cell office:value-type="float" office:value="0.169">
                <text:p>0.169</text:p>
              </table:table-cell>
              <table:table-cell office:value-type="float" office:value="0.733">
                <text:p>0.733</text:p>
              </table:table-cell>
              <table:table-cell office:value-type="float" office:value="0.299">
                <text:p>0.299</text:p>
              </table:table-cell>
              <table:table-cell office:value-type="float" office:value="0.053">
                <text:p>0.053</text:p>
              </table:table-cell>
              <table:table-cell office:value-type="float" office:value="0.53">
                <text:p>0.53</text:p>
              </table:table-cell>
              <table:table-cell office:value-type="float" office:value="0.095">
                <text:p>0.095</text:p>
              </table:table-cell>
              <table:table-cell office:value-type="float" office:value="1.009">
                <text:p>1.009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01">
                <text:p>0.01</text:p>
              </table:table-cell>
              <table:table-cell office:value-type="float" office:value="0.33">
                <text:p>0.33</text:p>
              </table:table-cell>
              <table:table-cell office:value-type="float" office:value="1.01">
                <text:p>1.01</text:p>
              </table:table-cell>
              <table:table-cell office:value-type="float" office:value="5.963">
                <text:p>5.963</text:p>
              </table:table-cell>
              <table:table-cell office:value-type="float" office:value="0.893">
                <text:p>0.893</text:p>
              </table:table-cell>
              <table:table-cell office:value-type="float" office:value="7.06">
                <text:p>7.06</text:p>
              </table:table-cell>
              <table:table-cell office:value-type="float" office:value="1.67">
                <text:p>1.67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Test Accu</text:p>
                <draw:g>
                  <svg:desc>Sheet1.A8:Sheet1.A8</svg:desc>
                </draw:g>
              </table:table-cell>
              <table:table-cell office:value-type="float" office:value="0.27">
                <text:p>0.27</text:p>
                <draw:g>
                  <svg:desc>Sheet1.B8:Sheet1.AB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">
                <text:p>0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Loss</text:p>
                <draw:g>
                  <svg:desc>Sheet1.A9:Sheet1.A9</svg:desc>
                </draw:g>
              </table:table-cell>
              <table:table-cell office:value-type="float" office:value="1.799">
                <text:p>1.799</text:p>
                <draw:g>
                  <svg:desc>Sheet1.B9:Sheet1.AB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">
                <text:p>1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R</text:p>
                <draw:g>
                  <svg:desc>Sheet1.A10:Sheet1.A10</svg:desc>
                </draw:g>
              </table:table-cell>
              <table:table-cell office:value-type="float" office:value="0.001">
                <text:p>0.001</text:p>
                <draw:g>
                  <svg:desc>Sheet1.B10:Sheet1.AB10</svg:desc>
                </draw:g>
              </table:table-cell>
              <table:table-cell office:value-type="float" office:value="0.000964068794694323">
                <text:p>0.000964068794694323</text:p>
              </table:table-cell>
              <table:table-cell office:value-type="float" office:value="0.000931012444622223">
                <text:p>0.000931012444622223</text:p>
              </table:table-cell>
              <table:table-cell office:value-type="float" office:value="0.000900485283775324">
                <text:p>0.000900485283775324</text:p>
              </table:table-cell>
              <table:table-cell office:value-type="float" office:value="0.000872195949493421">
                <text:p>0.000872195949493421</text:p>
              </table:table-cell>
              <table:table-cell office:value-type="float" office:value="0.000845897010752451">
                <text:p>0.000845897010752451</text:p>
              </table:table-cell>
              <table:table-cell office:value-type="float" office:value="0.000821376901824955">
                <text:p>0.000821376901824955</text:p>
              </table:table-cell>
              <table:table-cell office:value-type="float" office:value="0.000798453582140187">
                <text:p>0.000798453582140187</text:p>
              </table:table-cell>
              <table:table-cell office:value-type="float" office:value="0.000776969504240912">
                <text:p>0.000776969504240912</text:p>
              </table:table-cell>
              <table:table-cell office:value-type="float" office:value="0.000756787583980586">
                <text:p>0.000756787583980586</text:p>
              </table:table-cell>
              <table:table-cell office:value-type="float" office:value="0.000737787946466881">
                <text:p>0.000737787946466881</text:p>
              </table:table-cell>
              <table:table-cell office:value-type="float" office:value="0.00071986527812277">
                <text:p>0.00071986527812277</text:p>
              </table:table-cell>
              <table:table-cell office:value-type="float" office:value="0.000702926656487936">
                <text:p>0.000702926656487936</text:p>
              </table:table-cell>
              <table:table-cell office:value-type="float" office:value="0.000686889759652941">
                <text:p>0.000686889759652941</text:p>
              </table:table-cell>
              <table:table-cell office:value-type="float" office:value="0.000671681379667898">
                <text:p>0.000671681379667898</text:p>
              </table:table-cell>
              <table:table-cell office:value-type="float" office:value="0.000657236181083202">
                <text:p>0.000657236181083202</text:p>
              </table:table-cell>
              <table:table-cell office:value-type="float" office:value="0.000643495658493483">
                <text:p>0.000643495658493483</text:p>
              </table:table-cell>
              <table:table-cell office:value-type="float" office:value="0.000630407256652314">
                <text:p>0.000630407256652314</text:p>
              </table:table-cell>
              <table:table-cell office:value-type="float" office:value="0.000617923624181062">
                <text:p>0.000617923624181062</text:p>
              </table:table-cell>
              <table:table-cell office:value-type="float" office:value="0.000606001977672762">
                <text:p>0.000606001977672762</text:p>
              </table:table-cell>
              <table:table-cell office:value-type="float" office:value="0.000594603557501361">
                <text:p>0.000594603557501361</text:p>
              </table:table-cell>
              <table:table-cell office:value-type="float" office:value="0.00058369316019074">
                <text:p>0.00058369316019074</text:p>
              </table:table-cell>
              <table:table-cell office:value-type="float" office:value="0.000573238735001293">
                <text:p>0.000573238735001293</text:p>
              </table:table-cell>
              <table:table-cell office:value-type="float" office:value="0.000563211034623036">
                <text:p>0.000563211034623036</text:p>
              </table:table-cell>
              <table:table-cell office:value-type="float" office:value="0.000553583311650412">
                <text:p>0.000553583311650412</text:p>
              </table:table-cell>
              <table:table-cell office:value-type="float" office:value="0.000544331053951817">
                <text:p>0.000544331053951817</text:p>
              </table:table-cell>
              <table:table-cell office:value-type="float" office:value="0.00053543175321043">
                <text:p>0.00053543175321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33cm" svg:height="9.006cm" xlink:href=".." xlink:type="simple" chart:class="chart:line" chart:style-name="ch1">
        <chart:legend chart:legend-position="end" svg:x="16.675cm" svg:y="3.208cm" style:legend-expansion="high" chart:style-name="ch2"/>
        <chart:plot-area chart:style-name="ch3" table:cell-range-address="Sheet1.A38:Sheet1.AB43" chart:data-source-has-labels="both" svg:x="0.392cm" svg:y="0.18cm" svg:width="15.891cm" svg:height="8.646cm">
          <chartooo:coordinate-region svg:x="1.119cm" svg:y="0.18cm" svg:width="13.695cm" svg:height="7.392cm"/>
          <chart:axis chart:dimension="x" chart:name="primary-x" chart:style-name="ch4" chartooo:axis-type="auto">
            <chartooo:date-scale/>
            <chart:categories table:cell-range-address="Sheet1.B38:Sheet1.AB3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9:Sheet1.AB39" chart:label-cell-address="Sheet1.A39:Sheet1.A39" chart:class="chart:line">
            <chart:data-point chart:repeated="27"/>
          </chart:series>
          <chart:series chart:attached-axis="secondary-y" chart:style-name="ch9" chart:values-cell-range-address="Sheet1.B40:Sheet1.AB40" chart:label-cell-address="Sheet1.A40:Sheet1.A40" chart:class="chart:line">
            <chart:data-point chart:repeated="27"/>
          </chart:series>
          <chart:series chart:attached-axis="primary-y" chart:style-name="ch10" chart:values-cell-range-address="Sheet1.B41:Sheet1.AB41" chart:label-cell-address="Sheet1.A41:Sheet1.A41" chart:class="chart:line">
            <chart:data-point chart:repeated="27"/>
          </chart:series>
          <chart:series chart:attached-axis="secondary-y" chart:style-name="ch11" chart:values-cell-range-address="Sheet1.B42:Sheet1.AB42" chart:label-cell-address="Sheet1.A42:Sheet1.A42" chart:class="chart:line">
            <chart:data-point chart:repeated="27"/>
          </chart:series>
          <chart:series chart:attached-axis="secondary-y" chart:style-name="ch12" chart:values-cell-range-address="Sheet1.B43:Sheet1.AB43" chart:label-cell-address="Sheet1.A43:Sheet1.A43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38:Sheet1.AB3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150">
                <text:p>115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300">
                <text:p>1300</text:p>
              </table:table-cell>
            </table:table-row>
          </table:table-header-rows>
          <table:table-rows>
            <table:table-row>
              <table:table-cell office:value-type="string">
                <text:p>Train Accu</text:p>
                <draw:g>
                  <svg:desc>Sheet1.A39:Sheet1.A39</svg:desc>
                </draw:g>
              </table:table-cell>
              <table:table-cell office:value-type="float" office:value="0.25">
                <text:p>0.25</text:p>
                <draw:g>
                  <svg:desc>Sheet1.B39:Sheet1.AB39</svg:desc>
                </draw:g>
              </table:table-cell>
              <table:table-cell office:value-type="float" office:value="0.562">
                <text:p>0.562</text:p>
              </table:table-cell>
              <table:table-cell office:value-type="float" office:value="0.687">
                <text:p>0.687</text:p>
              </table:table-cell>
              <table:table-cell office:value-type="float" office:value="0.833">
                <text:p>0.833</text:p>
              </table:table-cell>
              <table:table-cell office:value-type="float" office:value="0.875">
                <text:p>0.875</text:p>
              </table:table-cell>
              <table:table-cell office:value-type="float" office:value="0.937">
                <text:p>0.937</text:p>
              </table:table-cell>
              <table:table-cell office:value-type="float" office:value="0.916">
                <text:p>0.916</text:p>
              </table:table-cell>
              <table:table-cell office:value-type="float" office:value="0.916">
                <text:p>0.916</text:p>
              </table:table-cell>
              <table:table-cell office:value-type="float" office:value="0.791">
                <text:p>0.791</text:p>
              </table:table-cell>
              <table:table-cell office:value-type="float" office:value="0.958">
                <text:p>0.958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916">
                <text:p>0.91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958">
                <text:p>0.958</text:p>
              </table:table-cell>
              <table:table-cell office:value-type="float" office:value="0.791">
                <text:p>0.791</text:p>
              </table:table-cell>
              <table:table-cell office:value-type="float" office:value="0.979">
                <text:p>0.979</text:p>
              </table:table-cell>
              <table:table-cell office:value-type="float" office:value="0.958">
                <text:p>0.958</text:p>
              </table:table-cell>
              <table:table-cell office:value-type="float" office:value="0.77">
                <text:p>0.77</text:p>
              </table:table-cell>
              <table:table-cell office:value-type="float" office:value="0.875">
                <text:p>0.875</text:p>
              </table:table-cell>
              <table:table-cell office:value-type="float" office:value="0.812">
                <text:p>0.812</text:p>
              </table:table-cell>
              <table:table-cell office:value-type="float" office:value="0.895">
                <text:p>0.895</text:p>
              </table:table-cell>
              <table:table-cell office:value-type="float" office:value="0.7">
                <text:p>0.7</text:p>
              </table:table-cell>
              <table:table-cell office:value-type="float" office:value="0.437">
                <text:p>0.437</text:p>
              </table:table-cell>
              <table:table-cell office:value-type="float" office:value="0.52">
                <text:p>0.5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Train Loss</text:p>
                <draw:g>
                  <svg:desc>Sheet1.A40:Sheet1.A40</svg:desc>
                </draw:g>
              </table:table-cell>
              <table:table-cell office:value-type="float" office:value="1.824">
                <text:p>1.824</text:p>
                <draw:g>
                  <svg:desc>Sheet1.B40:Sheet1.AB40</svg:desc>
                </draw:g>
              </table:table-cell>
              <table:table-cell office:value-type="float" office:value="1.336">
                <text:p>1.336</text:p>
              </table:table-cell>
              <table:table-cell office:value-type="float" office:value="0.913">
                <text:p>0.913</text:p>
              </table:table-cell>
              <table:table-cell office:value-type="float" office:value="0.973">
                <text:p>0.973</text:p>
              </table:table-cell>
              <table:table-cell office:value-type="float" office:value="0.545">
                <text:p>0.545</text:p>
              </table:table-cell>
              <table:table-cell office:value-type="float" office:value="0.396">
                <text:p>0.396</text:p>
              </table:table-cell>
              <table:table-cell office:value-type="float" office:value="0.316">
                <text:p>0.316</text:p>
              </table:table-cell>
              <table:table-cell office:value-type="float" office:value="0.352">
                <text:p>0.352</text:p>
              </table:table-cell>
              <table:table-cell office:value-type="float" office:value="0.507">
                <text:p>0.507</text:p>
              </table:table-cell>
              <table:table-cell office:value-type="float" office:value="0.217">
                <text:p>0.217</text:p>
              </table:table-cell>
              <table:table-cell office:value-type="float" office:value="0.139">
                <text:p>0.139</text:p>
              </table:table-cell>
              <table:table-cell office:value-type="float" office:value="0.666">
                <text:p>0.666</text:p>
              </table:table-cell>
              <table:table-cell office:value-type="float" office:value="0.265">
                <text:p>0.265</text:p>
              </table:table-cell>
              <table:table-cell office:value-type="float" office:value="0.352">
                <text:p>0.352</text:p>
              </table:table-cell>
              <table:table-cell office:value-type="float" office:value="0.658">
                <text:p>0.658</text:p>
              </table:table-cell>
              <table:table-cell office:value-type="float" office:value="0.163">
                <text:p>0.163</text:p>
              </table:table-cell>
              <table:table-cell office:value-type="float" office:value="0.343">
                <text:p>0.343</text:p>
              </table:table-cell>
              <table:table-cell office:value-type="float" office:value="0.122">
                <text:p>0.122</text:p>
              </table:table-cell>
              <table:table-cell office:value-type="float" office:value="0.101">
                <text:p>0.101</text:p>
              </table:table-cell>
              <table:table-cell office:value-type="float" office:value="1.58">
                <text:p>1.58</text:p>
              </table:table-cell>
              <table:table-cell office:value-type="float" office:value="0.32">
                <text:p>0.32</text:p>
              </table:table-cell>
              <table:table-cell office:value-type="float" office:value="0.525">
                <text:p>0.525</text:p>
              </table:table-cell>
              <table:table-cell office:value-type="float" office:value="6.67">
                <text:p>6.67</text:p>
              </table:table-cell>
              <table:table-cell office:value-type="float" office:value="0.657">
                <text:p>0.657</text:p>
              </table:table-cell>
              <table:table-cell office:value-type="float" office:value="5.97">
                <text:p>5.97</text:p>
              </table:table-cell>
              <table:table-cell office:value-type="float" office:value="2.47">
                <text:p>2.47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Test Accu</text:p>
                <draw:g>
                  <svg:desc>Sheet1.A41:Sheet1.A41</svg:desc>
                </draw:g>
              </table:table-cell>
              <table:table-cell office:value-type="float" office:value="0.312">
                <text:p>0.312</text:p>
                <draw:g>
                  <svg:desc>Sheet1.B41:Sheet1.AB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Loss</text:p>
                <draw:g>
                  <svg:desc>Sheet1.A42:Sheet1.A42</svg:desc>
                </draw:g>
              </table:table-cell>
              <table:table-cell office:value-type="float" office:value="1.81">
                <text:p>1.81</text:p>
                <draw:g>
                  <svg:desc>Sheet1.B42:Sheet1.AB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6">
                <text:p>0.0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5">
                <text:p>6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R</text:p>
                <draw:g>
                  <svg:desc>Sheet1.A43:Sheet1.A43</svg:desc>
                </draw:g>
              </table:table-cell>
              <table:table-cell office:value-type="float" office:value="0.001">
                <text:p>0.001</text:p>
                <draw:g>
                  <svg:desc>Sheet1.B43:Sheet1.AB43</svg:desc>
                </draw:g>
              </table:table-cell>
              <table:table-cell office:value-type="float" office:value="0.000959376543311883">
                <text:p>0.000959376543311883</text:p>
              </table:table-cell>
              <table:table-cell office:value-type="float" office:value="0.000922181100973469">
                <text:p>0.000922181100973469</text:p>
              </table:table-cell>
              <table:table-cell office:value-type="float" office:value="0.00088798746594278">
                <text:p>0.00088798746594278</text:p>
              </table:table-cell>
              <table:table-cell office:value-type="float" office:value="0.000856438024140643">
                <text:p>0.000856438024140643</text:p>
              </table:table-cell>
              <table:table-cell office:value-type="float" office:value="0.000827230405627332">
                <text:p>0.000827230405627332</text:p>
              </table:table-cell>
              <table:table-cell office:value-type="float" office:value="0.000800107148388319">
                <text:p>0.000800107148388319</text:p>
              </table:table-cell>
              <table:table-cell office:value-type="float" office:value="0.000774847608170371">
                <text:p>0.000774847608170371</text:p>
              </table:table-cell>
              <table:table-cell office:value-type="float" office:value="0.000751261563332514">
                <text:p>0.000751261563332514</text:p>
              </table:table-cell>
              <table:table-cell office:value-type="float" office:value="0.000729184113245807">
                <text:p>0.000729184113245807</text:p>
              </table:table-cell>
              <table:table-cell office:value-type="float" office:value="0.000708471574104535">
                <text:p>0.000708471574104535</text:p>
              </table:table-cell>
              <table:table-cell office:value-type="float" office:value="0.000688998151192931">
                <text:p>0.000688998151192931</text:p>
              </table:table-cell>
              <table:table-cell office:value-type="float" office:value="0.000670653220988898">
                <text:p>0.000670653220988898</text:p>
              </table:table-cell>
              <table:table-cell office:value-type="float" office:value="0.000653339096216127">
                <text:p>0.000653339096216127</text:p>
              </table:table-cell>
              <table:table-cell office:value-type="float" office:value="0.000636969176320326">
                <text:p>0.000636969176320326</text:p>
              </table:table-cell>
              <table:table-cell office:value-type="float" office:value="0.000621466407767779">
                <text:p>0.000621466407767779</text:p>
              </table:table-cell>
              <table:table-cell office:value-type="float" office:value="0.0006067619950859">
                <text:p>0.0006067619950859</text:p>
              </table:table-cell>
              <table:table-cell office:value-type="float" office:value="0.000592794316126616">
                <text:p>0.000592794316126616</text:p>
              </table:table-cell>
              <table:table-cell office:value-type="float" office:value="0.000579508004663167">
                <text:p>0.000579508004663167</text:p>
              </table:table-cell>
              <table:table-cell office:value-type="float" office:value="0.000566853170870963">
                <text:p>0.000566853170870963</text:p>
              </table:table-cell>
              <table:table-cell office:value-type="float" office:value="0.000554784736033923">
                <text:p>0.000554784736033923</text:p>
              </table:table-cell>
              <table:table-cell office:value-type="float" office:value="0.000543261862356059">
                <text:p>0.000543261862356059</text:p>
              </table:table-cell>
              <table:table-cell office:value-type="float" office:value="0.00053224746233842">
                <text:p>0.00053224746233842</text:p>
              </table:table-cell>
              <table:table-cell office:value-type="float" office:value="0.000521707775023546">
                <text:p>0.000521707775023546</text:p>
              </table:table-cell>
              <table:table-cell office:value-type="float" office:value="0.000511611998679038">
                <text:p>0.000511611998679038</text:p>
              </table:table-cell>
              <table:table-cell office:value-type="float" office:value="0.000501931971314158">
                <text:p>0.000501931971314158</text:p>
              </table:table-cell>
              <table:table-cell office:value-type="float" office:value="0.000492641891894497">
                <text:p>0.000492641891894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